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b0bc" officeooo:paragraph-rsid="001ab0bc"/>
    </style:style>
    <style:style style:name="P2" style:family="paragraph" style:parent-style-name="Text_20_body">
      <style:text-properties fo:language="en" fo:country="US" officeooo:rsid="001ab0bc" officeooo:paragraph-rsid="001ab0bc"/>
    </style:style>
    <style:style style:name="P3" style:family="paragraph" style:parent-style-name="Title">
      <style:text-properties officeooo:rsid="001ab0bc" officeooo:paragraph-rsid="001ab0bc"/>
    </style:style>
    <style:style style:name="P4" style:family="paragraph" style:parent-style-name="Heading_20_1">
      <style:text-properties fo:language="el" fo:country="GR" officeooo:rsid="001ab0bc" officeooo:paragraph-rsid="001ab0bc"/>
    </style:style>
    <style:style style:name="P5" style:family="paragraph" style:parent-style-name="Text_20_body" style:list-style-name="L1">
      <style:text-properties fo:language="en" fo:country="US" officeooo:rsid="001ab0bc" officeooo:paragraph-rsid="001ab0bc"/>
    </style:style>
    <style:style style:name="P6" style:family="paragraph" style:parent-style-name="Text_20_body" style:list-style-name="L2">
      <style:text-properties fo:language="en" fo:country="US" officeooo:rsid="001ab0bc" officeooo:paragraph-rsid="001ab0bc"/>
    </style:style>
    <style:style style:name="P7" style:family="paragraph" style:parent-style-name="Text_20_body" style:list-style-name="L2">
      <style:text-properties fo:language="en" fo:country="US" officeooo:rsid="001abe8e" officeooo:paragraph-rsid="001abe8e"/>
    </style:style>
    <style:style style:name="P8" style:family="paragraph" style:parent-style-name="Text_20_body" style:list-style-name="L2">
      <style:text-properties fo:language="en" fo:country="US" officeooo:rsid="001bc256" officeooo:paragraph-rsid="001bc256"/>
    </style:style>
    <style:style style:name="P9" style:family="paragraph" style:parent-style-name="Text_20_body" style:list-style-name="L2">
      <style:text-properties fo:language="en" fo:country="US" officeooo:rsid="001c2918" officeooo:paragraph-rsid="001c2918"/>
    </style:style>
    <style:style style:name="P10" style:family="paragraph" style:parent-style-name="Text_20_body" style:list-style-name="L3">
      <style:text-properties fo:language="en" fo:country="US" officeooo:rsid="001d052e" officeooo:paragraph-rsid="0020fee4"/>
    </style:style>
    <style:style style:name="P11" style:family="paragraph" style:parent-style-name="Text_20_body" style:list-style-name="L3">
      <style:text-properties fo:language="en" fo:country="US" officeooo:rsid="0020fee4" officeooo:paragraph-rsid="0020fee4"/>
    </style:style>
    <style:style style:name="P12" style:family="paragraph" style:parent-style-name="Text_20_body">
      <style:text-properties fo:language="el" fo:country="GR" officeooo:rsid="001ab0bc" officeooo:paragraph-rsid="001ab0bc"/>
    </style:style>
    <style:style style:name="T1" style:family="text">
      <style:text-properties officeooo:rsid="001df11a"/>
    </style:style>
    <style:style style:name="T2" style:family="text">
      <style:text-properties officeooo:rsid="002039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vigation Report 1</text:p>
      <text:p text:style-name="P1"/>
      <text:h text:style-name="P4" text:outline-level="1">Τι?</text:h>
      <text:list xml:id="list77545468" text:style-name="L1">
        <text:list-item>
          <text:p text:style-name="P5">Get familiar with <text:s/>SEN0140 <text:span text:style-name="T1">(IMU)</text:span>, <text:s/>DSBoard-XV2 board and Jetson</text:p>
        </text:list-item>
        <text:list-item>
          <text:p text:style-name="P5">Check how SEN0140 IMU connects to DSBoard-XV2 Jetson board</text:p>
        </text:list-item>
        <text:list-item>
          <text:p text:style-name="P5">Get familiar with VSCode</text:p>
        </text:list-item>
        <text:list-item>
          <text:p text:style-name="P5">Get familiar with Github</text:p>
        </text:list-item>
        <text:list-item>
          <text:p text:style-name="P5">Get familiar with rulebook</text:p>
        </text:list-item>
        <text:list-item>
          <text:p text:style-name="P5">Get GitHub Pro</text:p>
        </text:list-item>
      </text:list>
      <text:p text:style-name="P2"><text:tab/></text:p>
      <text:h text:style-name="P4" text:outline-level="1">Γιατί?</text:h>
      <text:list xml:id="list1860698465" text:style-name="L2">
        <text:list-item>
          <text:p text:style-name="P6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7">In order to receive information from the sensor on the main controller and feed it power.</text:p>
        </text:list-item>
        <text:list-item>
          <text:p text:style-name="P7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8">In order to collaborate and work on the same project as a group of people. Version control is paramount in such cases.</text:p>
        </text:list-item>
        <text:list-item>
          <text:p text:style-name="P8">In order to be prepared for the ultimate goal which is, ofcourse, to win the competition and keep the rules in mind while working on tasks.</text:p>
        </text:list-item>
        <text:list-item>
          <text:p text:style-name="P9">Because GitHub Pro is better than GitHub <text:span text:style-name="T2">and free for students</text:span></text:p>
        </text:list-item>
      </text:list>
      <text:p text:style-name="P12"/>
      <text:h text:style-name="P4" text:outline-level="1">Πως?</text:h>
      <text:list xml:id="list712955830" text:style-name="L3">
        <text:list-item>
          <text:p text:style-name="P11">Read docs, watch tutorials etc</text:p>
        </text:list-item>
        <text:list-item>
          <text:p text:style-name="P10">The IMU needs power (Vss &amp; GND) and 2 more connections for outputting data &amp; clk (i.e. SDA, SCL). Jetson will provide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6:27:54.245000000</dc:date>
    <meta:editing-duration>PT34M55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9" meta:word-count="235" meta:character-count="1325" meta:non-whitespace-character-count="1118"/>
  </office:meta>
</office:document-meta>
</file>